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 style:master-page-name="">
      <style:table-properties style:width="4.0104in" fo:margin-left="1.0451in" style:page-number="auto" table:align="left"/>
    </style:style>
    <style:style style:name="Table2.A" style:family="table-column">
      <style:table-column-properties style:column-width="2.0125in"/>
    </style:style>
    <style:style style:name="Table2.B" style:family="table-column">
      <style:table-column-properties style:column-width="1.9979in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4ac76" officeooo:paragraph-rsid="0004ac76"/>
    </style:style>
    <style:style style:name="P4" style:family="paragraph" style:parent-style-name="Standard">
      <style:text-properties officeooo:rsid="000bd703" officeooo:paragraph-rsid="000d9788"/>
    </style:style>
    <style:style style:name="P5" style:family="paragraph" style:parent-style-name="Standard">
      <style:text-properties officeooo:rsid="0011bc5f" officeooo:paragraph-rsid="0011bc5f"/>
    </style:style>
    <style:style style:name="P6" style:family="paragraph" style:parent-style-name="Standard">
      <style:text-properties officeooo:paragraph-rsid="0013776e"/>
    </style:style>
    <style:style style:name="P7" style:family="paragraph" style:parent-style-name="Standard">
      <style:text-properties officeooo:rsid="0013776e" officeooo:paragraph-rsid="0013776e"/>
    </style:style>
    <style:style style:name="P8" style:family="paragraph" style:parent-style-name="Standard">
      <style:text-properties officeooo:paragraph-rsid="001b2d29"/>
    </style:style>
    <style:style style:name="P9" style:family="paragraph" style:parent-style-name="Standard">
      <style:text-properties officeooo:rsid="001cff98" officeooo:paragraph-rsid="001cff98"/>
    </style:style>
    <style:style style:name="P10" style:family="paragraph" style:parent-style-name="Standard">
      <style:text-properties officeooo:rsid="001d1cba" officeooo:paragraph-rsid="001d1cba"/>
    </style:style>
    <style:style style:name="P11" style:family="paragraph" style:parent-style-name="Standard">
      <style:text-properties officeooo:rsid="001d1cba" officeooo:paragraph-rsid="0038e9b7"/>
    </style:style>
    <style:style style:name="P12" style:family="paragraph" style:parent-style-name="Standard">
      <style:text-properties officeooo:paragraph-rsid="001d1cba"/>
    </style:style>
    <style:style style:name="P13" style:family="paragraph" style:parent-style-name="Standard">
      <style:text-properties officeooo:paragraph-rsid="00255f12"/>
    </style:style>
    <style:style style:name="P14" style:family="paragraph" style:parent-style-name="Standard">
      <style:text-properties officeooo:rsid="00255f12" officeooo:paragraph-rsid="00255f12"/>
    </style:style>
    <style:style style:name="P15" style:family="paragraph" style:parent-style-name="Standard">
      <style:text-properties officeooo:rsid="0025ad5d" officeooo:paragraph-rsid="0027cafc"/>
    </style:style>
    <style:style style:name="P16" style:family="paragraph" style:parent-style-name="Standard">
      <style:text-properties officeooo:rsid="0025ad5d" officeooo:paragraph-rsid="002d9cb9"/>
    </style:style>
    <style:style style:name="P17" style:family="paragraph" style:parent-style-name="Standard">
      <style:text-properties officeooo:rsid="0025ad5d" officeooo:paragraph-rsid="00350827"/>
    </style:style>
    <style:style style:name="P18" style:family="paragraph" style:parent-style-name="Standard">
      <style:text-properties officeooo:paragraph-rsid="002d9cb9"/>
    </style:style>
    <style:style style:name="P19" style:family="paragraph" style:parent-style-name="Standard">
      <style:text-properties officeooo:rsid="00329e4a" officeooo:paragraph-rsid="0034e465"/>
    </style:style>
    <style:style style:name="P20" style:family="paragraph" style:parent-style-name="Standard">
      <style:text-properties officeooo:rsid="0034e465" officeooo:paragraph-rsid="0034e465"/>
    </style:style>
    <style:style style:name="P21" style:family="paragraph" style:parent-style-name="Standard">
      <style:text-properties officeooo:paragraph-rsid="0034e465"/>
    </style:style>
    <style:style style:name="P22" style:family="paragraph" style:parent-style-name="Standard">
      <style:text-properties officeooo:rsid="00350827" officeooo:paragraph-rsid="00350827"/>
    </style:style>
    <style:style style:name="P23" style:family="paragraph" style:parent-style-name="Standard">
      <style:text-properties officeooo:rsid="00350827" officeooo:paragraph-rsid="00350827" fo:background-color="transparent"/>
    </style:style>
    <style:style style:name="P24" style:family="paragraph" style:parent-style-name="Standard">
      <style:text-properties officeooo:rsid="00350827" officeooo:paragraph-rsid="003ca8ad" fo:background-color="transparent"/>
    </style:style>
    <style:style style:name="P25" style:family="paragraph" style:parent-style-name="Standard">
      <style:text-properties officeooo:rsid="00350827" officeooo:paragraph-rsid="003cf99c" fo:background-color="transparent"/>
    </style:style>
    <style:style style:name="P26" style:family="paragraph" style:parent-style-name="Standard">
      <style:text-properties fo:font-style="normal" officeooo:rsid="003ca8ad" officeooo:paragraph-rsid="003e2932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fo:font-style="normal" officeooo:rsid="003ca8ad" officeooo:paragraph-rsid="003e2932" style:font-style-asian="normal" style:font-style-complex="normal"/>
    </style:style>
    <style:style style:name="P28" style:family="paragraph" style:parent-style-name="Standard">
      <style:text-properties fo:font-style="normal" officeooo:rsid="003d7796" officeooo:paragraph-rsid="003d7796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3e2932" officeooo:paragraph-rsid="003e2932" style:font-style-asian="normal" style:font-style-complex="normal"/>
    </style:style>
    <style:style style:name="P30" style:family="paragraph" style:parent-style-name="Subtitle">
      <style:text-properties officeooo:rsid="00015fa8" officeooo:paragraph-rsid="00015fa8"/>
    </style:style>
    <style:style style:name="P31" style:family="paragraph" style:parent-style-name="Text_20_body">
      <style:text-properties officeooo:rsid="00015fa8" officeooo:paragraph-rsid="0001b90b"/>
    </style:style>
    <style:style style:name="P32" style:family="paragraph" style:parent-style-name="Text_20_body">
      <style:text-properties officeooo:rsid="0001b90b" officeooo:paragraph-rsid="0001b90b"/>
    </style:style>
    <style:style style:name="P33" style:family="paragraph" style:parent-style-name="Text_20_body">
      <style:text-properties officeooo:rsid="000adc7b" officeooo:paragraph-rsid="000adc7b"/>
    </style:style>
    <style:style style:name="P34" style:family="paragraph" style:parent-style-name="Title">
      <style:text-properties officeooo:rsid="000adc7b" officeooo:paragraph-rsid="000adc7b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76e" officeooo:paragraph-rsid="00137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_20_1">
      <style:text-properties officeooo:rsid="0011bc5f" officeooo:paragraph-rsid="0011bc5f"/>
    </style:style>
    <style:style style:name="P38" style:family="paragraph" style:parent-style-name="Heading_20_1">
      <style:text-properties officeooo:rsid="00130c71" officeooo:paragraph-rsid="00130c71"/>
    </style:style>
    <style:style style:name="P39" style:family="paragraph" style:parent-style-name="Heading_20_1">
      <style:text-properties officeooo:rsid="0004ac76" officeooo:paragraph-rsid="0004ac76"/>
    </style:style>
    <style:style style:name="P40" style:family="paragraph" style:parent-style-name="Heading_20_2">
      <style:text-properties officeooo:rsid="0013776e" officeooo:paragraph-rsid="0013776e"/>
    </style:style>
    <style:style style:name="P41" style:family="paragraph" style:parent-style-name="Heading_20_3">
      <style:text-properties fo:font-style="italic" officeooo:rsid="00255f12" officeooo:paragraph-rsid="00255f12" style:font-style-asian="italic" style:font-style-complex="italic"/>
    </style:style>
    <style:style style:name="P42" style:family="paragraph" style:parent-style-name="Heading_20_3">
      <style:text-properties officeooo:rsid="00255f12" officeooo:paragraph-rsid="00255f12"/>
    </style:style>
    <style:style style:name="P43" style:family="paragraph" style:parent-style-name="Standard" style:list-style-name="L1">
      <style:text-properties officeooo:paragraph-rsid="001b2d29"/>
    </style:style>
    <style:style style:name="P44" style:family="paragraph" style:parent-style-name="Standard" style:list-style-name="L2">
      <style:text-properties officeooo:rsid="00350827" officeooo:paragraph-rsid="00350827"/>
    </style:style>
    <style:style style:name="P45" style:family="paragraph" style:parent-style-name="Standard">
      <style:paragraph-properties fo:text-align="start" style:justify-single-word="false"/>
      <style:text-properties officeooo:paragraph-rsid="003e2932"/>
    </style:style>
    <style:style style:name="P46" style:family="paragraph" style:parent-style-name="Standard">
      <style:paragraph-properties fo:text-align="start" style:justify-single-word="false"/>
      <style:text-properties officeooo:paragraph-rsid="00431ca0"/>
    </style:style>
    <style:style style:name="P47" style:family="paragraph" style:parent-style-name="Standard">
      <style:text-properties officeooo:paragraph-rsid="00402ab2"/>
    </style:style>
    <style:style style:name="P48" style:family="paragraph" style:parent-style-name="Standard">
      <style:paragraph-properties fo:text-align="center" style:justify-single-word="false"/>
      <style:text-properties fo:font-style="normal" officeooo:rsid="003ca8ad" officeooo:paragraph-rsid="003e2932" style:font-style-asian="normal" style:font-style-complex="normal"/>
    </style:style>
    <style:style style:name="P49" style:family="paragraph" style:parent-style-name="Standard">
      <style:text-properties fo:font-style="normal" officeooo:rsid="003ca8ad" officeooo:paragraph-rsid="003e2932" style:font-style-asian="normal" style:font-style-complex="normal"/>
    </style:style>
    <style:style style:name="P50" style:family="paragraph" style:parent-style-name="Standard">
      <style:text-properties fo:font-style="normal" officeooo:rsid="003d7796" officeooo:paragraph-rsid="003d7796" style:font-style-asian="normal" style:font-style-complex="normal"/>
    </style:style>
    <style:style style:name="P51" style:family="paragraph" style:parent-style-name="Standard">
      <style:paragraph-properties fo:text-align="center" style:justify-single-word="false"/>
      <style:text-properties fo:font-style="normal" officeooo:rsid="003d7796" officeooo:paragraph-rsid="003d7796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officeooo:rsid="003d7796" officeooo:paragraph-rsid="003d7796" style:font-style-asian="normal" style:font-style-complex="normal"/>
    </style:style>
    <style:style style:name="P53" style:family="paragraph" style:parent-style-name="Standard">
      <style:text-properties officeooo:rsid="0043eb1b" officeooo:paragraph-rsid="0043eb1b"/>
    </style:style>
    <style:style style:name="P54" style:family="paragraph" style:parent-style-name="Standard">
      <style:text-properties officeooo:rsid="0013776e" officeooo:paragraph-rsid="0047d5cc"/>
    </style:style>
    <style:style style:name="P55" style:family="paragraph" style:parent-style-name="Standard">
      <style:text-properties officeooo:rsid="00450846" officeooo:paragraph-rsid="00450846"/>
    </style:style>
    <style:style style:name="P56" style:family="paragraph" style:parent-style-name="Standard">
      <style:text-properties officeooo:paragraph-rsid="0013776e"/>
    </style:style>
    <style:style style:name="P57" style:family="paragraph" style:parent-style-name="Standard">
      <style:text-properties officeooo:rsid="0046c646" officeooo:paragraph-rsid="0047d5cc"/>
    </style:style>
    <style:style style:name="P58" style:family="paragraph" style:parent-style-name="Standard">
      <style:text-properties officeooo:rsid="00477186" officeooo:paragraph-rsid="00477186"/>
    </style:style>
    <style:style style:name="P59" style:family="paragraph" style:parent-style-name="Standard">
      <style:text-properties officeooo:rsid="0047d5cc" officeooo:paragraph-rsid="0047d5cc"/>
    </style:style>
    <style:style style:name="P60" style:family="paragraph" style:parent-style-name="Standard" style:list-style-name="L3">
      <style:text-properties officeooo:rsid="0049be4f" officeooo:paragraph-rsid="0049be4f"/>
    </style:style>
    <style:style style:name="P61" style:family="paragraph" style:parent-style-name="Table">
      <style:paragraph-properties fo:text-align="center" style:justify-single-word="false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in" fo:margin-right="-2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dc7b"/>
    </style:style>
    <style:style style:name="T2" style:family="text">
      <style:text-properties officeooo:rsid="000d9788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3776e" fo:background-color="#ffff00" loext:char-shading-value="0"/>
    </style:style>
    <style:style style:name="T5" style:family="text">
      <style:text-properties officeooo:rsid="0014a46d" fo:background-color="#ffff00" loext:char-shading-value="0"/>
    </style:style>
    <style:style style:name="T6" style:family="text">
      <style:text-properties officeooo:rsid="00477186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350827" fo:background-color="transparent" loext:char-shading-value="0"/>
    </style:style>
    <style:style style:name="T9" style:family="text">
      <style:text-properties officeooo:rsid="003cf99c" fo:background-color="transparent" loext:char-shading-value="0"/>
    </style:style>
    <style:style style:name="T10" style:family="text">
      <style:text-properties officeooo:rsid="003cf99c" fo:background-color="transparent" loext:char-shading-value="0"/>
    </style:style>
    <style:style style:name="T11" style:family="text">
      <style:text-properties officeooo:rsid="00431ca0" fo:background-color="transparent" loext:char-shading-value="0"/>
    </style:style>
    <style:style style:name="T12" style:family="text">
      <style:text-properties officeooo:rsid="00130c71"/>
    </style:style>
    <style:style style:name="T13" style:family="text">
      <style:text-properties officeooo:rsid="001b2d29"/>
    </style:style>
    <style:style style:name="T14" style:family="text">
      <style:text-properties officeooo:rsid="001cff9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55f12" style:font-style-asian="italic" style:font-style-complex="italic"/>
    </style:style>
    <style:style style:name="T17" style:family="text">
      <style:text-properties fo:font-style="italic" officeooo:rsid="0034e465" style:font-style-asian="italic" style:font-style-complex="italic"/>
    </style:style>
    <style:style style:name="T18" style:family="text">
      <style:text-properties fo:font-style="italic" officeooo:rsid="0038e9b7" style:font-style-asian="italic" style:font-style-complex="italic"/>
    </style:style>
    <style:style style:name="T19" style:family="text">
      <style:text-properties fo:font-style="italic" officeooo:rsid="0013776e" fo:background-color="#ffff00" loext:char-shading-value="0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8e9b7" style:font-style-asian="normal" style:font-style-complex="normal"/>
    </style:style>
    <style:style style:name="T22" style:family="text">
      <style:text-properties fo:font-style="normal" officeooo:rsid="003e2932" style:font-style-asian="normal" style:font-style-complex="normal"/>
    </style:style>
    <style:style style:name="T23" style:family="text">
      <style:text-properties fo:font-style="normal" officeooo:rsid="0027cafc" style:font-style-asian="normal" style:font-style-complex="normal"/>
    </style:style>
    <style:style style:name="T24" style:family="text">
      <style:text-properties fo:font-style="normal" officeooo:rsid="0034e465" style:font-style-asian="normal" style:font-style-complex="normal"/>
    </style:style>
    <style:style style:name="T25" style:family="text">
      <style:text-properties fo:font-style="normal" officeooo:rsid="002d9cb9" style:font-style-asian="normal" style:font-style-complex="normal"/>
    </style:style>
    <style:style style:name="T26" style:family="text">
      <style:text-properties fo:font-style="normal" officeooo:rsid="00350827" style:font-style-asian="normal" style:font-style-complex="normal"/>
    </style:style>
    <style:style style:name="T27" style:family="text">
      <style:text-properties fo:font-style="normal" officeooo:rsid="003d7796" style:font-style-asian="normal" style:font-style-complex="normal"/>
    </style:style>
    <style:style style:name="T28" style:family="text">
      <style:text-properties fo:font-style="normal" officeooo:rsid="00417c52" style:font-style-asian="normal" style:font-style-complex="normal"/>
    </style:style>
    <style:style style:name="T29" style:family="text">
      <style:text-properties fo:font-style="normal" officeooo:rsid="00431ca0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officeooo:rsid="001d1cba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1d1cba" style:font-weight-asian="bold" style:font-weight-complex="bold"/>
    </style:style>
    <style:style style:name="T34" style:family="text">
      <style:text-properties officeooo:rsid="0013776e"/>
    </style:style>
    <style:style style:name="T35" style:family="text">
      <style:text-properties officeooo:rsid="0026b85a"/>
    </style:style>
    <style:style style:name="T36" style:family="text">
      <style:text-properties officeooo:rsid="0027cafc"/>
    </style:style>
    <style:style style:name="T37" style:family="text">
      <style:text-properties officeooo:rsid="002d9cb9"/>
    </style:style>
    <style:style style:name="T38" style:family="text">
      <style:text-properties officeooo:rsid="002f68bc"/>
    </style:style>
    <style:style style:name="T39" style:family="text">
      <style:text-properties officeooo:rsid="0030e4e5"/>
    </style:style>
    <style:style style:name="T40" style:family="text">
      <style:text-properties officeooo:rsid="0032529d"/>
    </style:style>
    <style:style style:name="T41" style:family="text">
      <style:text-properties officeooo:rsid="0034e465"/>
    </style:style>
    <style:style style:name="T42" style:family="text">
      <style:text-properties officeooo:rsid="00350827"/>
    </style:style>
    <style:style style:name="T43" style:family="text">
      <style:text-properties officeooo:rsid="0038e9b7"/>
    </style:style>
    <style:style style:name="T44" style:family="text">
      <style:text-properties officeooo:rsid="003ca8ad"/>
    </style:style>
    <style:style style:name="T45" style:family="text">
      <style:text-properties officeooo:rsid="003cf99c"/>
    </style:style>
    <style:style style:name="T46" style:family="text">
      <style:text-properties officeooo:rsid="003d7796"/>
    </style:style>
    <style:style style:name="T47" style:family="text">
      <style:text-properties officeooo:rsid="003e2932"/>
    </style:style>
    <style:style style:name="T48" style:family="text">
      <style:text-properties officeooo:rsid="00402ab2"/>
    </style:style>
    <style:style style:name="T49" style:family="text">
      <style:text-properties officeooo:rsid="0046c646"/>
    </style:style>
    <style:style style:name="T50" style:family="text">
      <style:text-properties officeooo:rsid="00477186"/>
    </style:style>
    <style:style style:name="T51" style:family="text">
      <style:text-properties officeooo:rsid="0049be4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Trabalho Prático de Inteligência Artificial</text:p>
      <text:p text:style-name="P30">Licenciatura em Engenharia Informática</text:p>
      <text:p text:style-name="P31">Universidade do Minho</text:p>
      <text:p text:style-name="P33">Inteligência Artificial</text:p>
      <text:p text:style-name="P32">Grupo <text:span text:style-name="T1">19</text:span></text:p>
      <text:p text:style-name="P32">2021/2022</text:p>
      <text:p text:style-name="P1">Abstract</text:p>
      <text:p text:style-name="P4">Este documento procura descrever as tarefas desenvolvidas no âmbito da 2ª Fase do trabalho prático da Unidade Curricular de Inteligência Artificial. O trabalho tem como tema “Métodos de Resolução de Problemas e de Procura”. Na primeira fase, <text:span text:style-name="T2">pretende-se que seja desenvolvido um sistema de representação de conhecimento e raciocínio com capacidade para caracterizar um universo de discurso na área da logística de distribuição de encomendas. Na fase atual (2ª), pretende-se que o sistema anterior seja atualizado de modo a incorporar um sistema de recomendação de circuitos de entrega de encomendas.</text:span></text:p>
      <text:list xml:id="list460945477" text:style-name="Numbering_20_123">
        <text:list-item>
          <text:h text:style-name="P37" text:outline-level="1">Objetivos</text:h>
        </text:list-item>
      </text:list>
      <text:p text:style-name="P5">Este documento tem como propósito descrever detalhadamente as particularidades da nossa so<text:span text:style-name="T7">lução para o problema proposto. Como tal, iremos começar por descrever o processo de formulação de problemas utilizado, incluindo a representação do estado do sistema. </text:span>De seguida apresentamos <text:span text:style-name="T12">um</text:span>a <text:span text:style-name="T12">explicação</text:span> <text:span text:style-name="T12">detalhada </text:span>das estratégias de procura utilizadas <text:span text:style-name="T12">(informada e não informada)</text:span> <text:span text:style-name="T12">pel</text:span>o sistema. Posteriormente, <text:span text:style-name="T12">complementamos a nossa solução com uma análise comparativa entre as diferentes estratégias de procura implementadas e, finalmente, concluímos o relatório com alguns comentários acerca do trabalho.</text:span></text:p>
      <text:list xml:id="list124708173119752" text:continue-numbering="true" text:style-name="Numbering_20_123">
        <text:list-item>
          <text:h text:style-name="P38" text:outline-level="1">Formulação do Problema</text:h>
        </text:list-item>
      </text:list>
      <text:p text:style-name="P8"><text:span text:style-name="T13">A f</text:span>ormulação do problema como um problema de pesquisa <text:span text:style-name="T13">parte da descrição dos seguintes componentes:</text:span></text:p>
      <text:list xml:id="list1592637657" text:style-name="L1">
        <text:list-item>
          <text:p text:style-name="P43"><text:span text:style-name="T13">R</text:span>epresentação do estado inicial (atual)</text:p>
        </text:list-item>
        <text:list-item>
          <text:p text:style-name="P43"><text:span text:style-name="T13">Representação do e</text:span>stado objetivo</text:p>
        </text:list-item>
        <text:list-item>
          <text:p text:style-name="P43"><text:span text:style-name="T13">Descrição dos </text:span>operadores (nome, pré-condições, efeitos)</text:p>
        </text:list-item>
        <text:list-item>
          <text:p text:style-name="P43"><text:span text:style-name="T13">C</text:span>usto da solução;</text:p>
        </text:list-item>
      </text:list>
      <text:p text:style-name="Standard"/>
      <text:p text:style-name="P9">Sendo este um problema de procura, o estafeta tem de executar uma série de ações que o levem do estado inicial ao estado objetivo (final).</text:p>
      <text:p text:style-name="P9"><text:soft-page-break/><text:span text:style-name="T32">Estado Inicial</text:span>: Centro de distribuição <text:span text:style-name="T15">Green Distribution</text:span><text:span text:style-name="T20">, com encomendas para entregar.</text:span></text:p>
      <text:p text:style-name="P9"><text:span text:style-name="T32">Estado Objetivo</text:span>: Centro de distribuição <text:span text:style-name="T15">Green Distribution</text:span>, sem encomendas para entregar.</text:p>
      <text:p text:style-name="P9"/>
      <text:p text:style-name="P9">Para que um estafeta transite entre estados deverá deslocar-se entre as cidades representadas na base de conhecimento.</text:p>
      <text:p text:style-name="P10"><text:span text:style-name="T32">Operador</text:span>: <text:span text:style-name="T18">mapa</text:span><text:span text:style-name="T21">(local_A, local_B, distância).</text:span></text:p>
      <text:p text:style-name="P10"><text:span text:style-name="T30">Argumentos do Operador</text:span><text:span text:style-name="T20">: dois locais, p.ex, Aveiro e Beja.</text:span></text:p>
      <text:p text:style-name="P11"><text:span text:style-name="T32">Pré-Condição</text:span>: <text:span text:style-name="T20">No caso particular da nossa implementação, um caminho é representado pelo predicado </text:span><text:span text:style-name="T15">mapa</text:span><text:span text:style-name="T20">(local_A, local_B, distância). </text:span><text:span text:style-name="T21">O caminho do local_A para o local_B é válido se existir, na base de conhecimento, o respetivo predicado </text:span><text:span text:style-name="T18">mapa.</text:span><text:span text:style-name="T20"> Da mesma forma, o predicado é válido se e só se o Estado Atual for “local_A” </text:span><text:span text:style-name="T21">ou “</text:span><text:span text:style-name="T20">local_</text:span><text:span text:style-name="T21">B”</text:span><text:span text:style-name="T20">.</text:span></text:p>
      <text:p text:style-name="P12"><text:span text:style-name="T33">Custo da solução</text:span><text:span text:style-name="T31">:</text:span><text:span text:style-name="T14"> </text:span><text:span text:style-name="T43">O custo da solução é a soma das distâncias das arestas que constituem o caminho.</text:span></text:p>
      <text:list xml:id="list124707306075952" text:continue-list="list124708173119752" text:style-name="Numbering_20_123">
        <text:list-item>
          <text:h text:style-name="P38" text:outline-level="1">Estratégias de Procura Implementadas</text:h>
        </text:list-item>
      </text:list>
      <text:p text:style-name="P53">Neste capítulo descrevemos as estratégias de procura, informada e não informada, utilizadas no trabalho prático.</text:p>
      <text:list xml:id="list124708576387556" text:continue-numbering="true" text:style-name="Numbering_20_123">
        <text:list-item>
          <text:list>
            <text:list-item>
              <text:h text:style-name="P40" text:outline-level="2">Procura Não Informada</text:h>
              <text:list>
                <text:list-item>
                  <text:h text:style-name="P41" text:outline-level="3">Depth-First Search</text:h>
                </text:list-item>
              </text:list>
            </text:list-item>
          </text:list>
        </text:list-item>
      </text:list>
      <text:p text:style-name="P19">A procura em profundidade (<text:span text:style-name="T20">DFS</text:span>) <text:span text:style-name="T41">segue uma estratégia que prioriza a expansão dos nós mais profundos. Começando pela raiz </text:span><text:span text:style-name="T36">(</text:span><text:span text:style-name="T38">da </text:span><text:span text:style-name="T36">árvore </text:span><text:span text:style-name="T38">de procura</text:span><text:span text:style-name="T36">), </text:span><text:span text:style-name="T41">um ramo é explorado na totalidade, antes de retroceder (</text:span><text:span text:style-name="T17">backtracking</text:span><text:span text:style-name="T41">).</text:span></text:p>
      <text:p text:style-name="P19">É <text:span text:style-name="T41">uma procura que necessita de pouca memória, sendo que é preferível quando um problema tem muitas soluções. No entanto, não pode ser utilizada em árvores de profundidade infinita, pois pode ficar presa e ramos sem solução.</text:span></text:p>
      <text:p text:style-name="P20">O tempo de procura depende de<draw:frame draw:style-name="fr1" draw:name="Object7" text:anchor-type="as-char" svg:width="0.5102in" svg:height="0.219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onde<text:span text:style-name="T36"><draw:frame draw:style-name="fr1" draw:name="Object8" text:anchor-type="as-char" svg:width="0.1693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6">é </text:span>o <text:span text:style-name="T36">fator de ramificação </text:span><text:span text:style-name="T37">(número máximo de sucessores de um nó) </text:span>e<draw:frame draw:style-name="fr1" draw:name="Object9" text:anchor-type="as-char" svg:width="0.2055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é a profundidade máxima da árvore de procura. Caso a melhor solução esteja num nível inferior ao nível máximo de profundidade, esta estratégia não é ideal.</text:p>
      <text:p text:style-name="P21"><text:span text:style-name="T41">O espaço utilizado é linear e depende de</text:span><text:span text:style-name="T41"><draw:frame draw:style-name="fr1" draw:name="Object10" text:anchor-type="as-char" svg:width="0.552in" svg:height="0.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1">.</text:span></text:p>
      <text:p text:style-name="P25">Este método de pesquisa <text:span text:style-name="T45">não </text:span>é completo, <text:span text:style-name="T44">ou seja, </text:span><text:span text:style-name="T45">não </text:span><text:span text:style-name="T44">temos a garantia que irá encontra</text:span><text:span text:style-name="T45">r a solução, se existir</text:span><text:span text:style-name="T44">.</text:span></text:p>
      <text:list xml:id="list124707484668932" text:continue-numbering="true" text:style-name="Numbering_20_123">
        <text:list-item>
          <text:list>
            <text:list-item>
              <text:list>
                <text:list-item>
                  <text:h text:style-name="P41" text:outline-level="3">Breadth-First Search</text:h>
                </text:list-item>
              </text:list>
            </text:list-item>
          </text:list>
        </text:list-item>
      </text:list>
      <text:p text:style-name="P15">A procura em largura (<text:span text:style-name="T20">BFS</text:span>) segue uma estratégia <text:span text:style-name="T35">que prioriza a </text:span>expansão dos <text:span text:style-name="T41">nós</text:span> de menor profundidade. <text:span text:style-name="T36">Começando pela raiz (</text:span><text:span text:style-name="T38">da </text:span><text:span text:style-name="T36">árvore </text:span><text:span text:style-name="T38">de procura</text:span><text:span text:style-name="T36">), são explorados os vértices vizinhos. Posteriormente, para cada um desses vértices, exploramos os seus vizinhos inexplorados, e assim sucessivamente.</text:span></text:p>
      <text:p text:style-name="P16">É <text:span text:style-name="T35">uma pesquisa sistemática, que demora muito tempo e ocupa muito espaço. </text:span><text:span text:style-name="T36">Dependendo de um fator de ramificação</text:span><text:span text:style-name="T36"><draw:frame draw:style-name="fr1" draw:name="Object1" text:anchor-type="as-char" svg:width="0.1693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7">(número máximo de sucessores de um nó)</text:span><text:span text:style-name="T36">, a pesquisa é completa, se e só se </text:span><text:span text:style-name="T36"><draw:frame draw:style-name="fr1" draw:name="Object2" text:anchor-type="as-char" svg:width="0.1693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6">for finito.</text:span></text:p>
      <text:p text:style-name="P16"><text:span text:style-name="T36">O tempo de procura </text:span><text:span text:style-name="T37">e o espaço utilizado dependem de</text:span><text:span text:style-name="T36"><draw:frame draw:style-name="fr1" draw:name="Object3" text:anchor-type="as-char" svg:width="0.6146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6">, </text:span><text:span text:style-name="T37">onde</text:span><text:span text:style-name="T37"><draw:frame draw:style-name="fr1" draw:name="Object4" text:anchor-type="as-char" svg:width="0.1819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7">representa a profundidade da melhor solução.</text:span></text:p>
      <text:p text:style-name="P18"><text:span text:style-name="T37">No geral, este método apenas deve ser utilizado para problemas pequenos, onde</text:span><text:span text:style-name="T37"><draw:frame draw:style-name="fr2" draw:name="Object5" text:anchor-type="as-char" svg:y="-0.1465in" svg:width="0.1819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7">é relativamente pequeno. </text:span><text:span text:style-name="T38">Caso a árvore de procura </text:span><text:span text:style-name="T39">tenha um fator de ramificação</text:span><text:span text:style-name="T39"><draw:frame draw:style-name="fr1" draw:name="Object6" text:anchor-type="as-char" svg:width="0.1693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9">muito grande, este método </text:span><text:span text:style-name="T40">necessita de uma quantidade proporcional de memória, dado que mantém todos os nodos, de um determinado nível, em memória.</text:span></text:p>
      <text:p text:style-name="P24">Este método de pesquisa é completo, <text:span text:style-name="T44">ou seja, se existir uma solução temos a garantia que irá ser encontrada.</text:span></text:p>
      <text:list xml:id="list124707320344000" text:continue-numbering="true" text:style-name="Numbering_20_123">
        <text:list-item>
          <text:list>
            <text:list-item>
              <text:list>
                <text:list-item>
                  <text:h text:style-name="P42" text:outline-level="3">Busca Iterativa limitada em profundidade</text:h>
                </text:list-item>
              </text:list>
            </text:list-item>
          </text:list>
        </text:list-item>
      </text:list>
      <text:p text:style-name="P22">A procura iterativa limitada em profundidade utiliza a procura em profundidade (DFS) como uma sub-rotina:</text:p>
      <text:list xml:id="list330529833" text:style-name="L2">
        <text:list-item>
          <text:p text:style-name="P44">Verificar a raiz da árvore de procura.</text:p>
        </text:list-item>
        <text:list-item>
          <text:p text:style-name="P44">Fazer um DFS procurando um caminho de comprimento 1.</text:p>
        </text:list-item>
        <text:list-item>
          <text:p text:style-name="P44">Se não houver um caminho de comprimento 1, fazer um DFS procurando um caminho de comprimento 2.</text:p>
        </text:list-item>
        <text:list-item>
          <text:p text:style-name="P44"><text:soft-page-break/>Se não houver um caminho de comprimento 2, fazer um DFS procurando um caminho de comprimento 3.</text:p>
        </text:list-item>
        <text:list-item>
          <text:p text:style-name="P44">...</text:p>
        </text:list-item>
      </text:list>
      <text:p text:style-name="P22"/>
      <text:p text:style-name="P22">No geral, esta é a melhor estratégia (não-informada) para problemas com um grande espaço de pesquisa e em que a profundidade da solução não é conhecida.</text:p>
      <text:p text:style-name="P17"><text:span text:style-name="T36">O tempo de procura </text:span><text:span text:style-name="T37">e o espaço utilizado dependem de</text:span><text:span text:style-name="T36"><draw:frame draw:style-name="fr1" draw:name="Object11" text:anchor-type="as-char" svg:width="0.4965in" svg:height="0.219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6">, </text:span><text:span text:style-name="T41">onde</text:span><text:span text:style-name="T36"><draw:frame draw:style-name="fr1" draw:name="Object13" text:anchor-type="as-char" svg:width="0.1693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6">é </text:span><text:span text:style-name="T41">o </text:span><text:span text:style-name="T36">fator de ramificação </text:span><text:span text:style-name="T37">(número máximo de sucessores de um nó) </text:span><text:span text:style-name="T42">e</text:span><text:span text:style-name="T37"><draw:frame draw:style-name="fr1" draw:name="Object12" text:anchor-type="as-char" svg:width="0.1819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7">representa a profundidade da melhor solução.</text:span></text:p>
      <text:p text:style-name="P23">Este método de pesquisa é completo, <text:span text:style-name="T44">ou seja, se existir uma solução temos a garantia que irá ser encontrada.</text:span></text:p>
      <text:list xml:id="list124708553278030" text:continue-list="list124707320344000" text:style-name="Numbering_20_123">
        <text:list-item>
          <text:list>
            <text:list-item>
              <text:h text:style-name="P40" text:outline-level="2">Procura Informada</text:h>
              <text:list>
                <text:list-item>
                  <text:h text:style-name="P41" text:outline-level="3">Gulosa</text:h>
                </text:list-item>
              </text:list>
            </text:list-item>
          </text:list>
        </text:list-item>
      </text:list>
      <text:p text:style-name="P26">A estratégia utilizada pelo algoritmo <text:span text:style-name="T15">Gulosa (Greedy)</text:span> passa por expandir sempre o nó que parece estar mais perto da solução. Para <text:span text:style-name="T45">tomar esta deci</text:span><text:span text:style-name="T10">são é utilizada uma heurística, que no caso parti</text:span><text:span text:style-name="T45">cular deste problema é dada por</text:span></text:p>
      <text:p text:style-name="P26"/>
      <text:p text:style-name="P27"><draw:frame draw:style-name="fr1" draw:name="Object14" text:anchor-type="as-char" svg:width="4.3453in" svg:height="0.2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7"/>
      <text:p text:style-name="P26"><text:span text:style-name="T45">Este algoritmo de procura nã</text:span><text:span text:style-name="T46">o</text:span><text:span text:style-name="T45"> é completo</text:span><text:span text:style-name="T8">, </text:span><text:span text:style-name="T7">ou seja, </text:span><text:span text:style-name="T9">não </text:span><text:span text:style-name="T7">temos a garantia que irá encontra</text:span><text:span text:style-name="T9">r a solução, se existir</text:span><text:span text:style-name="T7">. </text:span><text:span text:style-name="T11">O algoritmo também não é ótimo, dado que não encontra sempre a solução ótima.</text:span></text:p>
      <text:p text:style-name="P47"><text:span text:style-name="T27">O tempo de procura, assim como a complexidade no espaço, são</text:span><text:span text:style-name="T27"><draw:frame draw:style-name="fr1" draw:name="Object15" text:anchor-type="as-char" svg:width="0.5102in" svg:height="0.2193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4">, onde</text:span><text:span text:style-name="T23"><draw:frame draw:style-name="fr1" draw:name="Object16" text:anchor-type="as-char" svg:width="0.1693in" svg:height="0.183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é </text:span><text:span text:style-name="T24">o </text:span><text:span text:style-name="T23">fator de ramificação </text:span><text:span text:style-name="T25">(número máximo de sucessores de um nó) </text:span><text:span text:style-name="T24">e</text:span><text:span text:style-name="T24"><draw:frame draw:style-name="fr1" draw:name="Object17" text:anchor-type="as-char" svg:width="0.2055in" svg:height="0.183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é a profundidade máxima da árvore de procura. </text:span><text:span text:style-name="T28">Mais detalhes no capítulo de </text:span><text:a xlink:type="simple" xlink:href="#4.Resultados|outline" text:style-name="Internet_20_link" text:visited-style-name="Visited_20_Internet_20_Link"><text:span text:style-name="T28">Resultados</text:span></text:a><text:span text:style-name="T28">.</text:span></text:p>
      <text:p text:style-name="P6">&lt;<text:span text:style-name="T4">justificar heurística</text:span>&gt;</text:p>
      <text:list xml:id="list124706559353969" text:continue-numbering="true" text:style-name="Numbering_20_123">
        <text:list-item>
          <text:list>
            <text:list-item>
              <text:list>
                <text:list-item>
                  <text:h text:style-name="P41" text:outline-level="3">A estrela <text:span text:style-name="T46">(A*)</text:span></text:h>
                </text:list-item>
              </text:list>
            </text:list-item>
          </text:list>
        </text:list-item>
      </text:list>
      <text:p text:style-name="P28">A estratégia utilizada pelo algoritmo <text:span text:style-name="T15">A*</text:span> combina uma pesquisa uniforme com uma gulosa, na medida em que procura minimizar a soma do caminho já efetuado com o mínimo previsto que falta até à solução. <text:span text:style-name="T47">Esta estratégia evita expandir caminhos mais custosos e como tal, toma decisões baseadas na função:</text:span></text:p>
      <text:p text:style-name="P28"/>
      <text:p text:style-name="P51"><draw:frame draw:style-name="fr1" draw:name="Object18" text:anchor-type="as-char" svg:width="1.3272in" svg:height="0.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2"/>
      <text:p text:style-name="P29">A função<text:span text:style-name="T15"><draw:frame draw:style-name="fr1" draw:name="Object19" text:anchor-type="as-char" svg:width="0.4138in" svg:height="0.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representa o custo total, até ao momento e a função<draw:frame draw:style-name="fr1" draw:name="Object20" text:anchor-type="as-char" svg:width="0.3965in" svg:height="0.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diz respeito ao custo estimado para chegar ao objetivo <text:span text:style-name="T48">(estimativa da distância em linha reta até ao estado objetivo)</text:span>.</text:p>
      <text:p text:style-name="P45"><text:span text:style-name="T22">A complexidade temporal da A* depende da heurística. No pior caso temos</text:span><text:span text:style-name="T22"><draw:frame draw:style-name="fr1" draw:name="Object21" text:anchor-type="as-char" svg:width="0.4965in" svg:height="0.219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3">, </text:span><text:span text:style-name="T24">onde</text:span><text:span text:style-name="T23"><draw:frame draw:style-name="fr1" draw:name="Object22" text:anchor-type="as-char" svg:width="0.1693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3">é </text:span><text:span text:style-name="T24">o </text:span><text:span text:style-name="T23">fator de ramificação </text:span><text:span text:style-name="T25">(número máximo de sucessores de um nó) </text:span><text:span text:style-name="T26">e</text:span><text:span text:style-name="T25"><draw:frame draw:style-name="fr1" draw:name="Object23" text:anchor-type="as-char" svg:width="0.1819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5">representa a profundidade da melhor solução.</text:span></text:p>
      <text:p text:style-name="P46"><text:span text:style-name="T25">E</text:span><text:span text:style-name="T29">ste algoritmo é completo e, se a heurística escolhida for admissível, é também ótimo.</text:span></text:p>
      <text:p text:style-name="P13"><text:span text:style-name="T16">&lt;</text:span><text:span text:style-name="T19">justificar heurística</text:span><text:span text:style-name="T16">&gt;</text:span></text:p>
      <text:list xml:id="list124708545995745" text:continue-numbering="true" text:style-name="Numbering_20_123">
        <text:list-item>
          <text:h text:style-name="P38" text:outline-level="1">Resultados</text:h>
        </text:list-item>
      </text:list>
      <text:p text:style-name="P55">Neste capítulo apresenta<text:span text:style-name="T49">m</text:span>os os resultados dos testes de performance em função da estratégia de procura utilizada. Em seguida comentamos e comparamos as diferentes estratégias apresentadas.</text:p>
      <text:p text:style-name="P58">Os resultados de performance foram obtidos num sistema com as seguintes características.</text:p>
      <text:p text:style-name="P58"/>
      <table:table table:name="Table2" table:style-name="Table2" table:template-name="Academic">
        <table:table-column table:style-name="Table2.A"/>
        <table:table-column table:style-name="Table2.B"/>
        <table:table-row table:style-name="TableLine94577402444240">
          <table:table-cell table:style-name="Table2.A1" office:value-type="string">
            <text:p text:style-name="P62">Processador</text:p>
          </table:table-cell>
          <table:table-cell table:style-name="Table2.A1" office:value-type="string">
            <text:p text:style-name="P62">AMD Ryzen 1400 3.2GHz</text:p>
          </table:table-cell>
        </table:table-row>
        <table:table-row table:style-name="TableLine94577402444240">
          <table:table-cell table:style-name="Table2.A2" office:value-type="string">
            <text:p text:style-name="P62">Memória RAM</text:p>
          </table:table-cell>
          <table:table-cell table:style-name="Table2.B2" office:value-type="string">
            <text:p text:style-name="P62">16GB</text:p>
          </table:table-cell>
        </table:table-row>
        <table:table-row table:style-name="TableLine94577402444240">
          <table:table-cell table:style-name="Table2.A3" office:value-type="string">
            <text:p text:style-name="P62">Sistema Operativo</text:p>
          </table:table-cell>
          <table:table-cell table:style-name="Table2.B3" office:value-type="string">
            <text:p text:style-name="P63">Pop!_OS 21.10 64-bit</text:p>
          </table:table-cell>
        </table:table-row>
      </table:table>
      <text:p text:style-name="P58"/>
      <text:p text:style-name="P58"><text:soft-page-break/></text:p>
      <text:p text:style-name="P57">O <text:span text:style-name="T50">grafo utilizado para representar o espaço de procura é apresentado na figura abaixo.</text:span></text:p>
      <text:p text:style-name="P57"/>
      <text:p text:style-name="P57">&lt;<text:span text:style-name="T6">imagem_grafo</text:span>&gt;</text:p>
      <text:p text:style-name="P58"/>
      <text:p text:style-name="Standard"/>
      <text:p text:style-name="P59">A tabela abaixo expõe os resultados dos testes de performance realizados. Os valores de tempo/espaço utilizados são uma média aritmética de 3 <text:span text:style-name="T51">iterações de procura. Os 3 percursos escolhidos para realizar este teste foram:</text:span></text:p>
      <text:list xml:id="list1782188462" text:style-name="L3">
        <text:list-item>
          <text:p text:style-name="P60">A → B</text:p>
        </text:list-item>
        <text:list-item>
          <text:p text:style-name="P60">C → D</text:p>
        </text:list-item>
        <text:list-item>
          <text:p text:style-name="P60">E → F</text:p>
        </text:list-item>
      </text:list>
      <text:p text:style-name="P59"/>
      <text:p text:style-name="P6"><text:span text:style-name="T34">&lt;</text:span><text:span text:style-name="T4">Preencher tabela</text:span><text:span text:style-name="T34">&gt;</text:span></text:p>
      <text:p text:style-name="P6"/>
      <table:table table:name="Table1" table:style-name="Table1" table:template-name="Academic">
        <table:table-column table:style-name="Table1.A" table:number-columns-repeated="5"/>
        <table:table-row table:style-name="TableLine94577310253360">
          <table:table-cell table:style-name="Table1.A1" office:value-type="string">
            <text:p text:style-name="P36">Estratégia</text:p>
          </table:table-cell>
          <table:table-cell table:style-name="Table1.A1" office:value-type="string">
            <text:p text:style-name="P36">Tempo (segundos)</text:p>
          </table:table-cell>
          <table:table-cell table:style-name="Table1.A1" office:value-type="string">
            <text:p text:style-name="P36">Espaço (<text:span text:style-name="T3">unidade?</text:span>)</text:p>
          </table:table-cell>
          <table:table-cell table:style-name="Table1.A1" office:value-type="string">
            <text:p text:style-name="P36">Indicador/Custo</text:p>
          </table:table-cell>
          <table:table-cell table:style-name="Table1.A1" office:value-type="string">
            <text:p text:style-name="P36">Encontrou a melhor solução?</text:p>
          </table:table-cell>
        </table:table-row>
        <table:table-row table:style-name="TableLine94577308145744">
          <table:table-cell table:style-name="Table1.A2" office:value-type="string">
            <text:p text:style-name="P36">DFS</text:p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</table:table-row>
        <table:table-row table:style-name="TableLine94577308109920">
          <table:table-cell table:style-name="Table1.A2" office:value-type="string">
            <text:p text:style-name="P36">BFS</text:p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</table:table-row>
        <table:table-row table:style-name="TableLine94577308173168">
          <table:table-cell table:style-name="Table1.A2" office:value-type="string">
            <text:p text:style-name="P36">BILP</text:p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</table:table-row>
        <table:table-row table:style-name="TableLine94577308174720">
          <table:table-cell table:style-name="Table1.A2" office:value-type="string">
            <text:p text:style-name="P36">Gulosa</text:p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  <table:table-cell table:style-name="Table1.B2">
            <text:p text:style-name="P35"/>
          </table:table-cell>
        </table:table-row>
        <table:table-row table:style-name="TableLine94577308176032">
          <table:table-cell table:style-name="Table1.A6" office:value-type="string">
            <text:p text:style-name="P36">A*</text:p>
          </table:table-cell>
          <table:table-cell table:style-name="Table1.B6">
            <text:p text:style-name="P35"/>
          </table:table-cell>
          <table:table-cell table:style-name="Table1.B6">
            <text:p text:style-name="P35"/>
          </table:table-cell>
          <table:table-cell table:style-name="Table1.B6">
            <text:p text:style-name="P35"/>
          </table:table-cell>
          <table:table-cell table:style-name="Table1.B6">
            <text:p text:style-name="P35"/>
          </table:table-cell>
        </table:table-row>
      </table:table>
      <text:p text:style-name="P61">Table <text:sequence text:ref-name="refTable0" text:name="Table" text:formula="ooow:Table+1" style:num-format="1">1</text:sequence>: Resultados dos testes de performance.</text:p>
      <text:p text:style-name="P54">&lt;<text:span text:style-name="T3">comentar tabela</text:span>&gt;</text:p>
      <text:p text:style-name="P7"/>
      <text:p text:style-name="P7"/>
      <text:list xml:id="list124708095834608" text:continue-list="list124708545995745" text:style-name="Numbering_20_123">
        <text:list-item>
          <text:h text:style-name="P39" text:outline-level="1">Conclusão</text:h>
        </text:list-item>
      </text:list>
      <text:p text:style-name="P3">&lt;<text:span text:style-name="T5">comentar geralmente as estratégias – comparação</text:span>&gt;</text:p>
      <text:p text:style-name="P2">Referências</text:p>
      <text:p text:style-name="P14">Russell and Norvig (2009). Artificial Intelligence – A Modern Approach, 3rd edition.</text:p>
      <text:p text:style-name="P14">Costa E., Simões A., (2008), Inteligência Artificial – Fundamentos e Aplicações, F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Standard" style:default-outline-level="3" style:list-style-name="Numbering_20_123" style:class="text">
      <style:paragraph-properties fo:margin-top="0.0972in" fo:margin-bottom="0.0835in" style:contextual-spacing="false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3T12:46:57.926444162</dc:date>
    <meta:editing-duration>PT1H25M45S</meta:editing-duration>
    <meta:editing-cycles>18</meta:editing-cycles>
    <meta:generator>LibreOffice/7.1.8.1$Linux_X86_64 LibreOffice_project/10$Build-1</meta:generator>
    <meta:document-statistic meta:table-count="2" meta:image-count="0" meta:object-count="23" meta:page-count="4" meta:paragraph-count="96" meta:word-count="1271" meta:character-count="8154" meta:non-whitespace-character-count="6998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bm</mi>
        </mrow>
        <mo fence="true" form="postfix" stretchy="false">)</mo>
      </mrow>
    </mrow>
    <annotation encoding="StarMath 5.0">O(bm 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 mathvariant="italic">estimativa</mi>
      </mrow>
      <mi mathvariant="italic">da</mi>
      <mi mathvariant="italic">distância</mi>
      <mi mathvariant="italic">em</mi>
      <mi mathvariant="italic">linha</mi>
      <mi mathvariant="italic">reta</mi>
      <mi mathvariant="italic">até</mi>
      <mi mathvariant="italic">ao</mi>
      <mi mathvariant="italic">estado</mi>
      <mi mathvariant="italic">objetivo</mi>
    </mrow>
    <annotation encoding="StarMath 5.0">h( n ) = estimativa da distância em linha reta até ao estado objetivo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n</mi>
        </mrow>
        <mo fence="true" form="postfix" stretchy="false">)</mo>
      </mrow>
    </mrow>
    <annotation encoding="StarMath 5.0">f( n ) = g(n) + h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i>h</mi>
      <mrow>
        <mo fence="true" form="prefix" stretchy="false">(</mo>
        <mrow>
          <mi>n</mi>
        </mrow>
        <mo fence="true" form="postfix" stretchy="false">)</mo>
      </mrow>
    </mrow>
    <annotation encoding="StarMath 5.0">h(n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row>
              <mi>d</mi>
              <mo stretchy="false">+</mo>
              <mn>1</mn>
            </mrow>
          </msup>
        </mrow>
        <mo fence="true" form="postfix" stretchy="false">)</mo>
      </mrow>
    </mrow>
    <annotation encoding="StarMath 5.0">O(b^{d+1} )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